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fine string text, palabras[], trespalabras[], palmen</text:span></text:p>
      <text:p text:style-name="P1"><text:span text:style-name="T1">define int cantidad[]=1, words, mayorcantidad[], canmen;</text:span></text:p>
      <text:p text:style-name="P1"><text:span text:style-name="T1">palabras[] = split(text," ")</text:span></text:p>
      <text:p text:style-name="P1"><text:span text:style-name="T1">words=palabras.length-1</text:span></text:p>
      <text:p text:style-name="P1"><text:span text:style-name="T1">if words &gt; 1</text:span></text:p>
      <text:p text:style-name="P1"><text:span text:style-name="T1"><text:tab/>for (i=0;i==words;i++) {</text:span></text:p>
      <text:p text:style-name="P1"><text:span text:style-name="T1"><text:tab/><text:tab/>if palabras[i]!="" {</text:span></text:p>
      <text:p text:style-name="P1"><text:span text:style-name="T1"><text:tab/><text:tab/><text:tab/>for (j=1;j==words;j++) {</text:span></text:p>
      <text:p text:style-name="P1"><text:span text:style-name="T1"><text:tab/><text:tab/><text:tab/><text:tab/>if palabras[j]==palabras[i]{</text:span></text:p>
      <text:p text:style-name="P1"><text:span text:style-name="T1"><text:tab/><text:tab/><text:tab/><text:tab/><text:tab/>cantidad[i]++</text:span></text:p>
      <text:p text:style-name="P1"><text:span text:style-name="T1"><text:tab/><text:tab/><text:tab/><text:tab/><text:tab/>palabras[j]==""</text:span></text:p>
      <text:p text:style-name="P1"><text:span text:style-name="T1"><text:tab/><text:tab/><text:tab/><text:tab/><text:tab/>cantidad[j]==0</text:span></text:p>
      <text:p text:style-name="P1"><text:span text:style-name="T1"><text:tab/><text:tab/><text:tab/><text:tab/>}</text:span></text:p>
      <text:p text:style-name="P1"><text:span text:style-name="T1"><text:tab/><text:tab/><text:tab/>}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for (i=0;i==words;i++) {</text:span></text:p>
      <text:p text:style-name="P1"><text:span text:style-name="T1"><text:tab/><text:tab/>if palabras[i]!="" {</text:span></text:p>
      <text:p text:style-name="P1"><text:span text:style-name="T1"><text:tab/><text:tab/><text:tab/>for (j=1;j==words;j++) {</text:span></text:p>
      <text:p text:style-name="P1"><text:span text:style-name="T1"><text:tab/><text:tab/><text:tab/><text:tab/>if cantidad[j]&gt;=cantidad[i]{</text:span></text:p>
      <text:p text:style-name="P1"><text:span text:style-name="T1"><text:tab/><text:tab/><text:tab/><text:tab/><text:tab/>palmen=palabras[i]</text:span></text:p>
      <text:p text:style-name="P1"><text:span text:style-name="T1"><text:tab/><text:tab/><text:tab/><text:tab/><text:tab/>palabras[i]=palabras[j]</text:span></text:p>
      <text:p text:style-name="P1"><text:span text:style-name="T1"><text:tab/><text:tab/><text:tab/><text:tab/><text:tab/>palabras[j]=palmen</text:span></text:p>
      <text:p text:style-name="P1"><text:span text:style-name="T1"><text:tab/><text:tab/><text:tab/><text:tab/><text:tab/>canmen=cantidad[i]</text:span></text:p>
      <text:p text:style-name="P1"><text:span text:style-name="T1"><text:tab/><text:tab/><text:tab/><text:tab/><text:tab/>cantidad[i]=cantidad[j]</text:span></text:p>
      <text:p text:style-name="P1"><text:span text:style-name="T1"><text:tab/><text:tab/><text:tab/><text:tab/><text:tab/>cantidad[j]=canmen</text:span></text:p>
      <text:p text:style-name="P1"><text:span text:style-name="T1"><text:tab/><text:tab/><text:tab/><text:tab/>}</text:span></text:p>
      <text:p text:style-name="P1"><text:span text:style-name="T1"><text:tab/><text:tab/><text:tab/>}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Console.Write("palabras[1] + cantidad[1] + palabras[2] + cantidad[2] + palabras[3] + <text:tab/>cantidad[3]")</text:span></text:p>
      <text:p text:style-name="P1"><text:span text:style-name="T1">else </text:span></text:p>
      <text:p text:style-name="P1"><text:span text:style-name="T1"><text:tab/>Console.Write("Escribe al menos tres palabras"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<text:tab/><text:tab/></text:span></text:p>
      <text:p text:style-name="P1"><text:span text:style-name="T1"><text:tab/></text:span></text:p>
      <text:p text:style-name="P1"><text:span text:style-name="T1"/></text:p>
      <text:p text:style-name="P1"><text:span text:style-name="T1"><text:tab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